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8.906cm"/>
    </style:style>
    <style:style style:name="co4" style:family="table-column">
      <style:table-column-properties fo:break-before="auto" style:column-width="8.9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éalisé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Non implémentée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ajouter prod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ajouter ingréd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gestion des allerge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ajouter fourniss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modifier prod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modifier ingréd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modifier fourniss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supprimer prod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supprimer ingréd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supprimer fourniss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dupliquer fourniss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rendre administra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supprimer les commandes impayées de la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faire évoluer le statut d’une comm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valider rembour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rejeter rembour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consulter les fa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supprimer avi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supprimer comp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modifier mot de p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ajouter au pan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modifier la quantité dans le pan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ajouter aux favo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supprimer du pan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supprimer des favo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commander pan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ajouter adre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supprimer adre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demander rembour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laisser commen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connecté</text:p>
          </table:table-cell>
          <table:table-cell office:value-type="string" calcext:value-type="string">
            <text:p>téléchargé sa facture en 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ut le monde</text:p>
          </table:table-cell>
          <table:table-cell office:value-type="string" calcext:value-type="string">
            <text:p>rechercher prod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t le monde</text:p>
          </table:table-cell>
          <table:table-cell office:value-type="string" calcext:value-type="string">
            <text:p>consulter prod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t le monde</text:p>
          </table:table-cell>
          <table:table-cell office:value-type="string" calcext:value-type="string">
            <text:p>contacter la bou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t le monde</text:p>
          </table:table-cell>
          <table:table-cell office:value-type="string" calcext:value-type="string">
            <text:p>commander prod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t le monde</text:p>
          </table:table-cell>
          <table:table-cell office:value-type="string" calcext:value-type="string">
            <text:p>récupérer son compte via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t le monde</text:p>
          </table:table-cell>
          <table:table-cell office:value-type="string" calcext:value-type="string">
            <text:p>accéder à nos informations (equipe, mentions légales, et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t le monde</text:p>
          </table:table-cell>
          <table:table-cell office:value-type="string" calcext:value-type="string">
            <text:p>consulter des extrait d ‘experience consoma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t le monde</text:p>
          </table:table-cell>
          <table:table-cell office:value-type="string" calcext:value-type="string">
            <text:p>consulter les allergènes relatifs aux produ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t le monde</text:p>
          </table:table-cell>
          <table:table-cell office:value-type="string" calcext:value-type="string">
            <text:p>recevoir sa facture par mai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11:57:04.998462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9:20:56.665501998</meta:creation-date>
    <dc:date>2026-01-15T11:57:39.833696738</dc:date>
    <meta:editing-duration>PT29M38S</meta:editing-duration>
    <meta:editing-cycles>11</meta:editing-cycles>
    <meta:generator>LibreOffice/25.8.4.2$Linux_X86_64 LibreOffice_project/290daaa01b999472f0c7a3890eb6a550fd74c6df</meta:generator>
    <meta:document-statistic meta:table-count="1" meta:cell-count="83" meta:object-count="0"/>
  </office:meta>
</office:document-meta>
</file>